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Row91" style:family="table-row">
      <style:table-row-properties style:min-row-height="1.2743in"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top="0.1666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Row107" style:family="table-row">
      <style:table-row-properties style:min-row-height="0.8993in"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top="0.1666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Row123" style:family="table-row">
      <style:table-row-properties style:min-row-height="2.2118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top="0.1666in" fo:line-height="100%"/>
    </style:style>
    <style:style style:name="T126" style:parent-style-name="DefaultParagraphFont" style:family="text">
      <style:text-properties fo:font-weight="bold" style:font-weight-asian="bold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P139" style:parent-style-name="Standard" style:family="paragraph">
      <style:paragraph-properties fo:text-align="justify" fo:margin-top="0.1666in" fo:margin-bottom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/>
    </style:style>
    <style:style style:name="P152" style:parent-style-name="Standard" style:family="paragraph">
      <style:text-properties style:font-weight-complex="bold"/>
    </style:style>
    <style:style style:name="P153" style:parent-style-name="Standard" style:family="paragraph">
      <style:text-properties style:font-weight-complex="bold"/>
    </style:style>
    <style:style style:name="P154" style:parent-style-name="Standard" style:family="paragraph">
      <style:text-properties style:font-weight-complex="bold"/>
    </style:style>
    <style:style style:name="P155" style:parent-style-name="Standard" style:family="paragraph">
      <style:text-properties style:font-weight-complex="bold"/>
    </style:style>
    <style:style style:name="P156" style:parent-style-name="Standard" style:family="paragraph">
      <style:text-properties style:font-weight-complex="bold"/>
    </style:style>
    <style:style style:name="P157" style:parent-style-name="Standard" style:family="paragraph">
      <style:text-properties style:font-weight-complex="bold"/>
    </style:style>
    <style:style style:name="P158" style:parent-style-name="Standard" style:family="paragraph">
      <style:text-properties fo:font-weight="bold" style:font-weight-asian="bold"/>
    </style:style>
    <style:style style:name="P159" style:parent-style-name="Standard" style:family="paragraph">
      <style:text-properties fo:font-weight="bold" style:font-weight-asian="bold"/>
    </style:style>
    <style:style style:name="P160" style:parent-style-name="Standard" style:family="paragraph">
      <style:text-properties style:font-weight-complex="bold"/>
    </style:style>
    <style:style style:name="P161" style:parent-style-name="Standard" style:family="paragraph">
      <style:text-properties style:font-weight-complex="bold"/>
    </style:style>
    <style:style style:name="P162" style:parent-style-name="Standard" style:family="paragraph">
      <style:text-properties style:font-weight-complex="bold"/>
    </style:style>
    <style:style style:name="P163" style:parent-style-name="Standard" style:family="paragraph">
      <style:text-properties style:font-weight-complex="bold"/>
    </style:style>
    <style:style style:name="P164" style:parent-style-name="Standard" style:family="paragraph">
      <style:text-properties style:font-weight-complex="bold"/>
    </style:style>
    <style:style style:name="P165" style:parent-style-name="Standard" style:family="paragraph">
      <style:text-properties style:font-weight-complex="bold"/>
    </style:style>
    <style:style style:name="P166" style:parent-style-name="Standard" style:family="paragraph">
      <style:text-properties fo:font-weight="bold" style:font-weight-asian="bold"/>
    </style:style>
    <style:style style:name="P167" style:parent-style-name="Standard" style:family="paragraph">
      <style:text-properties fo:font-weight="bold" style:font-weight-asian="bold"/>
    </style:style>
    <style:style style:name="P168" style:parent-style-name="Standard" style:family="paragraph">
      <style:text-properties style:font-weight-complex="bold"/>
    </style:style>
    <style:style style:name="P169" style:parent-style-name="Standard" style:family="paragraph">
      <style:text-properties style:font-weight-complex="bold"/>
    </style:style>
    <style:style style:name="P170" style:parent-style-name="Standard" style:family="paragraph">
      <style:text-properties style:font-weight-complex="bold"/>
    </style:style>
    <style:style style:name="P171" style:parent-style-name="Standard" style:family="paragraph">
      <style:text-properties style:font-weight-complex="bold"/>
    </style:style>
    <style:style style:name="P172" style:parent-style-name="Standard" style:family="paragraph">
      <style:text-properties style:font-weight-complex="bold"/>
    </style:style>
    <style:style style:name="P173" style:parent-style-name="Standard" style:family="paragraph">
      <style:text-properties style:font-weight-complex="bold"/>
    </style:style>
    <style:style style:name="P174" style:parent-style-name="Standard" style:family="paragraph">
      <style:text-properties style:font-weight-complex="bold"/>
    </style:style>
    <style:style style:name="P175" style:parent-style-name="Standard" style:family="paragraph">
      <style:text-properties fo:font-weight="bold" style:font-weight-asian="bold"/>
    </style:style>
    <style:style style:name="P176" style:parent-style-name="Standard" style:family="paragraph">
      <style:text-properties style:font-weight-complex="bold"/>
    </style:style>
    <style:style style:name="P177" style:parent-style-name="Standard" style:family="paragraph">
      <style:text-properties style:font-weight-complex="bold"/>
    </style:style>
    <style:style style:name="P178" style:parent-style-name="Standard" style:family="paragraph">
      <style:text-properties style:font-weight-complex="bold"/>
    </style:style>
    <style:style style:name="P179" style:parent-style-name="Standard" style:family="paragraph">
      <style:text-properties style:font-weight-complex="bold"/>
    </style:style>
    <style:style style:name="P180" style:parent-style-name="Standard" style:family="paragraph">
      <style:text-properties style:font-weight-complex="bold"/>
    </style:style>
    <style:style style:name="P181" style:parent-style-name="Standard" style:family="paragraph">
      <style:text-properties style:font-weight-complex="bold"/>
    </style:style>
    <style:style style:name="P182" style:parent-style-name="Standard" style:family="paragraph">
      <style:text-properties style:font-weight-complex="bold"/>
    </style:style>
    <style:style style:name="P183" style:parent-style-name="Standard" style:family="paragraph">
      <style:text-properties fo:font-weight="bold" style:font-weight-asian="bold"/>
    </style:style>
    <style:style style:name="P184" style:parent-style-name="Standard" style:family="paragraph">
      <style:text-properties style:font-weight-complex="bold"/>
    </style:style>
    <style:style style:name="P185" style:parent-style-name="Standard" style:family="paragraph">
      <style:text-properties style:font-weight-complex="bold"/>
    </style:style>
    <style:style style:name="P186" style:parent-style-name="Standard" style:family="paragraph">
      <style:text-properties style:font-weight-complex="bold"/>
    </style:style>
    <style:style style:name="P187" style:parent-style-name="Standard" style:family="paragraph">
      <style:text-properties style:font-weight-complex="bold"/>
    </style:style>
    <style:style style:name="P188" style:parent-style-name="Standard" style:family="paragraph">
      <style:text-properties style:font-weight-complex="bold"/>
    </style:style>
    <style:style style:name="P189" style:parent-style-name="Standard" style:family="paragraph">
      <style:text-properties style:font-weight-complex="bold"/>
    </style:style>
    <style:style style:name="P190" style:parent-style-name="Standard" style:family="paragraph">
      <style:text-properties fo:font-weight="bold" style:font-weight-asian="bold"/>
    </style:style>
    <style:style style:name="P191" style:parent-style-name="Standard" style:family="paragraph">
      <style:text-properties fo:font-weight="bold" style:font-weight-asian="bold"/>
    </style:style>
    <style:style style:name="P19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----------?</text:p>
            <text:p text:style-name="P40"><text:s/></text:p>
            <text:p text:style-name="P41">What are the types of contracts they have?</text:p>
          </table:table-cell>
          <table:table-cell table:style-name="TableCell42">
            <text:p text:style-name="P43">---------?</text:p>
          </table:table-cell>
          <table:table-cell table:style-name="TableCell44">
            <text:p text:style-name="P45">-------------?</text:p>
          </table:table-cell>
          <table:table-cell table:style-name="TableCell46">
            <text:p text:style-name="P47">-------------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--------------?</text:p>
          </table:table-cell>
          <table:table-cell table:style-name="TableCell52">
            <text:p text:style-name="P53">-----------?</text:p>
            <text:p text:style-name="P54"><text:s/></text:p>
            <text:p text:style-name="P55">----------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-----------?</text:p>
          </table:table-cell>
          <table:table-cell table:style-name="TableCell62">
            <text:p text:style-name="P63">----------?</text:p>
          </table:table-cell>
          <table:table-cell table:style-name="TableCell64">
            <text:p text:style-name="P65">------------?</text:p>
          </table:table-cell>
          <table:table-cell table:style-name="TableCell66">
            <text:p text:style-name="P67">How are the schedules arrived at?</text:p>
          </table:table-cell>
          <table:table-cell table:style-name="TableCell68">
            <text:p text:style-name="P69">-----------?</text:p>
            <text:p text:style-name="P70"><text:s/></text:p>
            <text:p text:style-name="P71">-----------?</text:p>
          </table:table-cell>
          <table:table-cell table:style-name="TableCell72">
            <text:p text:style-name="P73">How is the store layout<text:s/>optimized?</text:p>
            <text:p text:style-name="P74"><text:s/>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-----?</text:p>
          </table:table-cell>
          <table:table-cell table:style-name="TableCell81">
            <text:p text:style-name="P82">Who are the transporters?</text:p>
          </table:table-cell>
          <table:table-cell table:style-name="TableCell83">
            <text:p text:style-name="P84"><text:s/></text:p>
          </table:table-cell>
          <table:table-cell table:style-name="TableCell85">
            <text:p text:style-name="P86">--------?</text:p>
          </table:table-cell>
          <table:table-cell table:style-name="TableCell87">
            <text:p text:style-name="P88"><text:s/></text:p>
          </table:table-cell>
          <table:table-cell table:style-name="TableCell89">
            <text:p text:style-name="P90">------?</text:p>
          </table:table-cell>
        </table:table-row>
        <text:soft-page-break/>
        <table:table-row table:style-name="TableRow91">
          <table:table-cell table:style-name="TableCell92">
            <text:p text:style-name="P93"><text:span text:style-name="T94">When?</text:span></text:p>
          </table:table-cell>
          <table:table-cell table:style-name="TableCell95">
            <text:p text:style-name="P96"><text:s/></text:p>
          </table:table-cell>
          <table:table-cell table:style-name="TableCell97">
            <text:p text:style-name="P98">-----------?</text:p>
          </table:table-cell>
          <table:table-cell table:style-name="TableCell99">
            <text:p text:style-name="P100">When do the warehouses receive goods from the transporters?</text:p>
          </table:table-cell>
          <table:table-cell table:style-name="TableCell101">
            <text:p text:style-name="P102">--------?</text:p>
          </table:table-cell>
          <table:table-cell table:style-name="TableCell103">
            <text:p text:style-name="P104">------------?</text:p>
          </table:table-cell>
          <table:table-cell table:style-name="TableCell105">
            <text:p text:style-name="P106">When do they visit the store?</text:p>
          </table:table-cell>
        </table:table-row>
        <table:table-row table:style-name="TableRow107">
          <table:table-cell table:style-name="TableCell108">
            <text:p text:style-name="P109"><text:span text:style-name="T110">Where?</text:span></text:p>
          </table:table-cell>
          <table:table-cell table:style-name="TableCell111">
            <text:p text:style-name="P112">Where are the suppliers<text:s/>located?</text:p>
          </table:table-cell>
          <table:table-cell table:style-name="TableCell113">
            <text:p text:style-name="P114"><text:s/></text:p>
          </table:table-cell>
          <table:table-cell table:style-name="TableCell115">
            <text:p text:style-name="P116">----------?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----------?</text:p>
          </table:table-cell>
          <table:table-cell table:style-name="TableCell121"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<text:span text:style-name="T126">Which?</text:span></text:p>
          </table:table-cell>
          <table:table-cell table:style-name="TableCell127">
            <text:p text:style-name="P128"><text:s/></text:p>
          </table:table-cell>
          <table:table-cell table:style-name="TableCell129">
            <text:p text:style-name="P130">Which prominent routes are used by the transporters for navigating between the suppliers and the warehouses?</text:p>
          </table:table-cell>
          <table:table-cell table:style-name="TableCell131">
            <text:p text:style-name="P132">--------------?</text:p>
          </table:table-cell>
          <table:table-cell table:style-name="TableCell133">
            <text:p text:style-name="P134">------------?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<text:s/></text:p>
          </table:table-cell>
        </table:table-row>
      </table:table>
      <text:p text:style-name="P139"><text:s/></text:p>
      <text:p text:style-name="P140"/>
      <text:p text:style-name="P141">What?</text:p>
      <text:list text:style-name="LFO1" text:continue-numbering="true">
        <text:list-item>
          <text:p text:style-name="P142">What did they supply?</text:p>
        </text:list-item>
        <text:list-item>
          <text:p text:style-name="P143">What warehouse<text:s/>transporter do?</text:p>
        </text:list-item>
        <text:list-item>
          <text:p text:style-name="P144">What time it will reach warehouse?</text:p>
        </text:list-item>
        <text:list-item>
          <text:p text:style-name="P145">What are the lapses between warehouse to store transporter?</text:p>
        </text:list-item>
        <text:list-item>
          <text:p text:style-name="P146">What is the size of store?</text:p>
        </text:list-item>
        <text:list-item>
          <text:p text:style-name="P147">What customer wants?</text:p>
        </text:list-item>
      </text:list>
      <text:p text:style-name="P148"/>
      <text:p text:style-name="P149"/>
      <text:p text:style-name="P150"/>
      <text:p text:style-name="P151">How?</text:p>
      <text:list text:style-name="LFO2" text:continue-numbering="true">
        <text:list-item>
          <text:p text:style-name="P152">How they are going to supply?</text:p>
        </text:list-item>
        <text:list-item>
          <text:p text:style-name="P153">How much time it will take warehouse transporter to<text:s/>send the products to warehouse?</text:p>
        </text:list-item>
        <text:list-item>
          <text:p text:style-name="P154">How warehouse people divide the work?</text:p>
        </text:list-item>
        <text:list-item>
          <text:p text:style-name="P155">How much time it will take in between warehouse to store transporter to reach the<text:s/><text:soft-page-break/>product?</text:p>
        </text:list-item>
        <text:list-item>
          <text:p text:style-name="P156">How they are going to store the products?</text:p>
        </text:list-item>
        <text:list-item>
          <text:p text:style-name="P157">How to reach the customer companies product?</text:p>
        </text:list-item>
      </text:list>
      <text:p text:style-name="P158"/>
      <text:p text:style-name="P159">Who?</text:p>
      <text:list text:style-name="LFO3" text:continue-numbering="true">
        <text:list-item>
          <text:p text:style-name="P160">Who is the good supplier in the market?</text:p>
        </text:list-item>
        <text:list-item>
          <text:p text:style-name="P161">Who are the warehouse transporter?</text:p>
        </text:list-item>
        <text:list-item>
          <text:p text:style-name="P162">Who is the manager of warehouse department?</text:p>
        </text:list-item>
        <text:list-item>
          <text:p text:style-name="P163">Who is going to send warehouse to store transporter</text:p>
        </text:list-item>
        <text:list-item>
          <text:p text:style-name="P164">Who is the store keeper?</text:p>
        </text:list-item>
        <text:list-item>
          <text:p text:style-name="P165">Who is the valuable customer?</text:p>
        </text:list-item>
      </text:list>
      <text:p text:style-name="P166"/>
      <text:p text:style-name="P167">When?</text:p>
      <text:list text:style-name="LFO4" text:continue-numbering="true">
        <text:list-item>
          <text:p text:style-name="P168">When the supplier going to send the goods?</text:p>
        </text:list-item>
        <text:list-item>
          <text:p text:style-name="P169">When are they going to transport?</text:p>
        </text:list-item>
        <text:list-item>
          <text:p text:style-name="P170">When is going to store the goods in warehouse?</text:p>
        </text:list-item>
        <text:list-item>
          <text:p text:style-name="P171">When is going to transport the goods to store?</text:p>
        </text:list-item>
        <text:list-item>
          <text:p text:style-name="P172">When you are separating the products in the store?</text:p>
        </text:list-item>
        <text:list-item>
          <text:p text:style-name="P173">When customer needs fulfil?</text:p>
        </text:list-item>
      </text:list>
      <text:p text:style-name="P174"/>
      <text:p text:style-name="P175">Where?</text:p>
      <text:list text:style-name="LFO5" text:continue-numbering="true">
        <text:list-item>
          <text:p text:style-name="P176">Where are they<text:s/>going to supply?</text:p>
        </text:list-item>
        <text:list-item>
          <text:p text:style-name="P177">Where are they going to transport?</text:p>
        </text:list-item>
        <text:list-item>
          <text:p text:style-name="P178">Where warehouse are located?</text:p>
        </text:list-item>
        <text:list-item>
          <text:p text:style-name="P179">Where they going to transport nearest or far?</text:p>
        </text:list-item>
        <text:list-item>
          <text:p text:style-name="P180">Where the stores located?</text:p>
        </text:list-item>
        <text:list-item>
          <text:p text:style-name="P181">Where is the customer only cities or national?</text:p>
        </text:list-item>
      </text:list>
      <text:p text:style-name="P182"/>
      <text:p text:style-name="P183">Which?</text:p>
      <text:list text:style-name="LFO6" text:continue-numbering="true">
        <text:list-item>
          <text:p text:style-name="P184">Which supplier is best in the market?</text:p>
        </text:list-item>
        <text:list-item>
          <text:p text:style-name="P185">Which<text:s/>transport is good?</text:p>
        </text:list-item>
        <text:list-item>
          <text:p text:style-name="P186">Which warehouse is available in the market?</text:p>
        </text:list-item>
        <text:list-item>
          <text:p text:style-name="P187">Which are<text:s/>useful<text:s/>to transport the goods?</text:p>
        </text:list-item>
        <text:list-item>
          <text:p text:style-name="P188">Which store is nearest to more customers?</text:p>
        </text:list-item>
        <text:list-item>
          <text:p text:style-name="P189">Which product customer willing to buy?</text:p>
        </text:list-item>
      </text:list>
      <text:p text:style-name="P190"/>
      <text:p text:style-name="P191"/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xith</meta:initial-creator>
    <dc:creator>akula dixith kumar</dc:creator>
    <meta:creation-date>2021-10-24T13:35:00Z</meta:creation-date>
    <dc:date>2021-10-25T06:25:00Z</dc:date>
    <meta:template xlink:href="Normal" xlink:type="simple"/>
    <meta:editing-cycles>8</meta:editing-cycles>
    <meta:editing-duration>PT4020S</meta:editing-duration>
    <meta:document-statistic meta:page-count="3" meta:paragraph-count="4" meta:word-count="359" meta:character-count="2402" meta:row-count="17" meta:non-whitespace-character-count="2047"/>
  </office:meta>
</office:document-meta>
</file>